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0pt" fo:language="uk" fo:country="UA" style:font-size-asian="10pt" style:font-size-complex="10pt"/>
    </style:style>
    <style:style style:name="P3" style:family="paragraph" style:parent-style-name="Standard">
      <style:paragraph-properties fo:text-align="center" style:justify-single-word="false"/>
      <style:text-properties style:font-name="Times New Roman" fo:language="uk" fo:country="UA" fo:font-style="italic" style:font-style-asian="italic" style:font-style-complex="italic"/>
    </style:style>
    <style:style style:name="P4" style:family="paragraph" style:parent-style-name="Standard">
      <style:paragraph-properties fo:text-align="justify" style:justify-single-word="false"/>
      <style:text-properties style:font-name="Times New Roman" fo:language="uk" fo:country="UA"/>
    </style:style>
    <style:style style:name="P5" style:family="paragraph" style:parent-style-name="Standard">
      <style:paragraph-properties fo:margin-left="0in" fo:margin-right="0in" fo:text-indent="0.4925in" style:auto-text-indent="false"/>
      <style:text-properties style:font-name="Times New Roman" fo:language="uk" fo:country="UA"/>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center" style:justify-single-word="false"/>
      <style:text-properties style:font-name="Times New Roman" fo:font-style="italic" style:font-style-asian="italic" style:font-style-complex="italic"/>
    </style:style>
    <style:style style:name="P8" style:family="paragraph" style:parent-style-name="Standard">
      <style:text-properties style:font-name="Times New Roman"/>
    </style:style>
    <style:style style:name="P9" style:family="paragraph" style:parent-style-name="Standard">
      <style:paragraph-properties fo:margin-left="0in" fo:margin-right="0in" fo:text-align="justify" style:justify-single-word="false" fo:text-indent="0.4925in" style:auto-text-indent="false"/>
    </style:style>
    <style:style style:name="P10" style:family="paragraph" style:parent-style-name="Standard">
      <style:paragraph-properties fo:margin-left="0in" fo:margin-right="0in" fo:text-align="justify" style:justify-single-word="false" fo:text-indent="0.4925in" style:auto-text-indent="false"/>
      <style:text-properties fo:language="uk" fo:country="UA"/>
    </style:style>
    <style:style style:name="P11" style:family="paragraph" style:parent-style-name="Standard">
      <style:paragraph-properties fo:margin-left="0in" fo:margin-right="0in" fo:text-indent="0.4925in" style:auto-text-indent="false"/>
    </style:style>
    <style:style style:name="P12" style:family="paragraph" style:parent-style-name="Standard" style:master-page-name="MP0">
      <style:paragraph-properties fo:text-align="center" style:justify-single-word="false" style:page-number="auto" fo:break-before="pag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T1" style:family="text">
      <style:text-properties style:font-name="Times New Roman"/>
    </style:style>
    <style:style style:name="T2" style:family="text">
      <style:text-properties style:font-name="Times New Roman" fo:font-size="16pt" fo:language="uk" fo:country="UA" fo:font-style="normal" fo:font-weight="bold" style:font-size-asian="16pt" style:font-style-asian="normal" style:font-weight-asian="bold" style:font-size-complex="16pt" style:font-style-complex="normal" style:font-weight-complex="bold"/>
    </style:style>
    <style:style style:name="T3" style:family="text">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T4" style:family="text">
      <style:text-properties style:font-name="Times New Roman" fo:font-size="14pt" fo:language="uk" fo:country="UA"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5" style:family="text">
      <style:text-properties style:font-name="Times New Roman" fo:font-size="14pt" fo:language="uk" fo:country="UA" fo:font-weight="bold" style:font-size-asian="14pt" style:font-weight-asian="bold" style:font-size-complex="14pt" style:font-weight-complex="bold"/>
    </style:style>
    <style:style style:name="T6"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7" style:family="text">
      <style:text-properties style:font-name="Times New Roman" fo:font-size="14pt" style:text-underline-style="solid" style:text-underline-width="auto" style:text-underline-color="font-color" fo:font-weight="bold" officeooo:rsid="001af9cf" style:text-underline-mode="continuous" style:text-overline-mode="continuous" style:text-line-through-mode="continuous" style:font-size-asian="14pt" style:font-weight-asian="bold" style:font-size-complex="14pt" style:font-weight-complex="bold"/>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Times New Roman" fo:language="uk" fo:country="UA"/>
    </style:style>
    <style:style style:name="T10" style:family="text">
      <style:text-properties style:font-name="Times New Roman" fo:language="uk" fo:country="UA" fo:font-style="normal" style:font-style-asian="normal" style:font-style-complex="normal"/>
    </style:style>
    <style:style style:name="T11" style:family="text">
      <style:text-properties style:font-name="Times New Roman" fo:language="uk" fo:country="UA" fo:font-style="normal" fo:font-weight="bold" style:font-style-asian="normal" style:font-weight-asian="bold" style:font-style-complex="normal" style:font-weight-complex="bold"/>
    </style:style>
    <style:style style:name="T12" style:family="text">
      <style:text-properties style:font-name="Times New Roman" fo:language="uk" fo:country="UA" fo:background-color="#ffffff" loext:char-shading-value="0"/>
    </style:style>
    <style:style style:name="T13" style:family="text">
      <style:text-properties style:font-name="Times New Roman" fo:font-style="italic" style:font-style-asian="italic" style:font-style-complex="italic"/>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Выделение"><text:span text:style-name="T2">РЕАЛІЗАЦІЯ ПАТТЕРНУ VISITOR У МОВІ С++ ЗА ДОПОМОГОЮ STD::VARIANT</text:span></text:span></text:p>
      <text:p text:style-name="P2"/>
      <text:p text:style-name="P1"><text:span text:style-name="Основной_20_шрифт_20_абзаца"><text:span text:style-name="T4">Руслан Попов</text:span></text:span><text:span text:style-name="Основной_20_шрифт_20_абзаца"><text:span text:style-name="T5">, Надія Карпенко</text:span></text:span></text:p>
      <text:p text:style-name="P3"/>
      <text:p text:style-name="P3">Факультет фізики, електроніки та комп’ютерних систем, Дніпровський національний університет імені Олеся Гончара, проспект Гагаріна, 72, м. Дніпро</text:p>
      <text:p text:style-name="P3">popov_ro@ffeks.dnu.edu.ua</text:p>
      <text:p text:style-name="P4"/>
      <text:p text:style-name="P9"><text:span text:style-name="Основной_20_шрифт_20_абзаца"><text:span text:style-name="T9">Під час розробки компіляторів та інтерпретаторів виникає проблема організації та моделювання вузлів дерева абстрактного синтаксису (ДАС). Ці програми можуть виконувати різноманітні дії над ДАС. Наприклад, компілятор може проводити оптимізацію програми (результатом такої дії буде нове дерево), інтерпретатор може виконати програму, наприклад, функція може повернути значення, але може й викликати побічні ефекти, наприклад, зміну стану об’єкту, виведення інформації в консоль або лог-файл тощо. Отже, постає проблема кодування дерева таким чином, щоб можна було легко додавати функції для обробки цього дерева. Ця проблема у зарубіжній літературі має назву “expression problem” [1]. </text:span></text:span></text:p>
      <text:p text:style-name="P9"><text:span text:style-name="Основной_20_шрифт_20_абзаца"><text:span text:style-name="T9">Зазвичай у мовах об’єктно-орієнтованого програмування, таких як С++ чи Java, ДАС має вигляд ієрархії класів. Методи роботи над цим деревом перенесені на спеціальні класи, які реалізують інтерфейс Visitor. Visitor — це патерн, за допомогою якого можна додавати нові функції до класів не змінюючи їх. Виходить, що дані ДАС та код, що працює над ним, розділені на два класи: вузол ДАС та відвідувач [2].</text:span></text:span></text:p>
      <text:p text:style-name="P9"><text:span text:style-name="Основной_20_шрифт_20_абзаца"><text:span text:style-name="T9">Для реалізації патерну Visitor у мові С++ спочатку створюють абстрактний клас Visitor, в якому описують віртуальні методи роботи над кожним вузлом ДАС (visitInteger, visitBinOp тощо). Після цього певний функціонал обертається у клас, який реалізує цей інтерфейс. У кожного вузла ДАС має бути віртуальний метод accept для прийому посилання на екземпляр класу Visitor та виклику в ньому методу visit, який відповідає цьому вузлу ДАС. Таким чином увесь функціонал роботи над ДАС розподілений на конкретні класи, отже не виникає потреби змінювати визначення вузлів і можна легко додавати нові методи.</text:span></text:span></text:p>
      <text:p text:style-name="P9"><text:span text:style-name="Основной_20_шрифт_20_абзаца"><text:span text:style-name="T9">Недоліком такого підходу є те, що з додаванням нового вузла ДАС потрібно кожен раз виконати цілий комплекс дій в наступному порядку:</text:span></text:span></text:p>
      <text:list xml:id="list3396860573" text:style-name="L1">
        <text:list-item>
          <text:p text:style-name="P13"><text:span text:style-name="Основной_20_шрифт_20_абзаца"><text:span text:style-name="T9">створити віртуальний метод visit, який відповідає новому вузлу;</text:span></text:span></text:p>
        </text:list-item>
        <text:list-item>
          <text:p text:style-name="P13"><text:span text:style-name="Основной_20_шрифт_20_абзаца"><text:span text:style-name="T9">у вузлі реалізувати метод accept;</text:span></text:span></text:p>
        </text:list-item>
        <text:list-item>
          <text:p text:style-name="P13"><text:span text:style-name="Основной_20_шрифт_20_абзаца"><text:span text:style-name="T9">перевірити коректність використання типів перед їх реалізацією;</text:span></text:span></text:p>
        </text:list-item>
        <text:list-item>
          <text:p text:style-name="P13"><text:span text:style-name="Основной_20_шрифт_20_абзаца"><text:span text:style-name="T9">додати новий функціонал. </text:span></text:span></text:p>
        </text:list-item>
      </text:list>
      <text:p text:style-name="P9"><text:span text:style-name="Основной_20_шрифт_20_абзаца"><text:span text:style-name="T9">Виникає питання: чи можна відтворити цей патерн легше? Відповідь на це дає стандарт мови С++, який описує сучасну типово-безпечну реалізацію об’єднання (Std::variant). При цьому доступ до змінних компонентів здійснюється через виклик функції std::visit, яка приймає Callable об’єкт, в якому мають бути функції для роботи з відповідним типом даних, який збережений в std::variant [3].</text:span></text:span></text:p>
      <text:p text:style-name="P9"><text:span text:style-name="Основной_20_шрифт_20_абзаца"><text:span text:style-name="T9">Запропонований спосіб реалізації патерну Visitor у мові С++ полягає в тому, щоб представити абстрактні вузли ДАС (такі як Declaration, Statement, Expression) за допомогою std::variant. Певний функціонал над вузлами ДАС реалізується як окремий клас, що містить функції, які приймають аргументи усіх вузлів ДАС.</text:span></text:span></text:p>
      <text:p text:style-name="P9"><text:span text:style-name="Основной_20_шрифт_20_абзаца"><text:span text:style-name="T9">Перевагами цього способу є використання вбудованих можливостей мови С++, при цьому немає потреби в створенні окремого інтерфейсу Visitor, не треба змінювати вузли ДАС і створювати метод accept. Створення нового вузла полягає в створені окремого класу та додаванні його в std::variant. Оскільки виклик необхідних функцій </text:span></text:span><text:soft-page-break/><text:span text:style-name="Основной_20_шрифт_20_абзаца"><text:span text:style-name="T9">для роботи зі збереженими даними реалізований автоматично за допомогою системи типів, то програміст убережений від орфографічних помилок, які можуть виникнути при реалізації методів visit.</text:span></text:span></text:p>
      <text:p text:style-name="P9"><text:span text:style-name="Основной_20_шрифт_20_абзаца"><text:span text:style-name="T9">Але найбільшою перевагою запропонованого підходу є те, що методи, які працюють над ДАС, можуть повертати будь-який тип даних. За класичною реалізацією патерна Visitor, усі функції visit є віртуальними, а отже над ними не може бути створений шаблон. </text:span></text:span><text:span text:style-name="Основной_20_шрифт_20_абзаца"><text:span text:style-name="T12">Оптимізатор</text:span></text:span><text:span text:style-name="Основной_20_шрифт_20_абзаца"><text:span text:style-name="T9"> не може повернути нове дерево, інтерпретатор не може повернути результат обчислень, тому вони вимушені зберігати усі результати у полі свого класу.</text:span></text:span></text:p>
      <text:p text:style-name="P9"><text:span text:style-name="Основной_20_шрифт_20_абзаца"><text:span text:style-name="T9">У цього методу є декілька недоліків, на які слід звернути увагу перед використанням:</text:span></text:span></text:p>
      <text:list xml:id="list3348598665" text:style-name="L2">
        <text:list-item>
          <text:p text:style-name="P14"><text:span text:style-name="Основной_20_шрифт_20_абзаца"><text:span text:style-name="T9">std::variant доступний лише зі стандарту С++17;</text:span></text:span></text:p>
        </text:list-item>
        <text:list-item>
          <text:p text:style-name="P14"><text:span text:style-name="Основной_20_шрифт_20_абзаца"><text:span text:style-name="T9">std::variant реалізований за допомогою шаблонного метапрограмування, тому компілятор, у разі яких-небудь помилок у коді, може видавати дивні та складні повідомлення про помилки;</text:span></text:span></text:p>
        </text:list-item>
        <text:list-item>
          <text:p text:style-name="P14"><text:span text:style-name="Основной_20_шрифт_20_абзаца"><text:span text:style-name="T9">типи Statement або Expression перестають бути абстрактними поліморфними класами, натомість вони стають об’єднаннями, тому програма може використовувати більше пам’яті ніж потрібно (але насправді компілятор Rust та CPython реалізують ДАС саме таким чином);</text:span></text:span></text:p>
        </text:list-item>
        <text:list-item>
          <text:p text:style-name="P14"><text:span text:style-name="Основной_20_шрифт_20_абзаца"><text:span text:style-name="T9">треба бути акуратним при створенні вузлів ДАС, їх не можна використовувати всередині вузла std::variant, до якого він належить, оскільки виникне класична проблема використання структури усередині самої себе.</text:span></text:span></text:p>
        </text:list-item>
      </text:list>
      <text:p text:style-name="P9"><text:span text:style-name="Основной_20_шрифт_20_абзаца"><text:span text:style-name="T9">Таким чином, у даній публікації був розглянутий класичний спосіб відтворення ДАС у мові C++ за допомогою патерна Visitor та запропоновано новий спосіб кодування цього патерну, який є швидшим у написанні та надає більше можливостей.</text:span></text:span></text:p>
      <text:p text:style-name="P10"/>
      <text:p text:style-name="P5"/>
      <text:p text:style-name="P11"><text:span text:style-name="Выделение"><text:span text:style-name="T10">[1] Expression problem [Електронний ресурс]. Режим доступу: </text:span></text:span><text:a xlink:type="simple" xlink:href="https://wiki.c2.com/?ExpressionProblem" office:target-frame-name="_top" xlink:show="replace" text:style-name="Internet_20_link" text:visited-style-name="Visited_20_Internet_20_Link"><text:span text:style-name="Выделение"><text:span text:style-name="T10">https://wiki.c2.com/?ExpressionProblem</text:span></text:span></text:a><text:span text:style-name="Выделение"><text:span text:style-name="T10">.</text:span></text:span></text:p>
      <text:p text:style-name="P11"><text:span text:style-name="Выделение"><text:span text:style-name="T10">[2] Visitor in C++ / Design Patterns [Електронний ресурс]. Режим доступу: </text:span></text:span><text:a xlink:type="simple" xlink:href="https://refactoring.guru/design-patterns/visitor/cpp/example" office:target-frame-name="_top" xlink:show="replace" text:style-name="Internet_20_link" text:visited-style-name="Visited_20_Internet_20_Link"><text:span text:style-name="Выделение"><text:span text:style-name="T10">https://refactoring.guru/design-patterns/visitor/cpp/example</text:span></text:span></text:a><text:span text:style-name="Выделение"><text:span text:style-name="T10">.</text:span></text:span></text:p>
      <text:p text:style-name="P11"><text:span text:style-name="Выделение"><text:span text:style-name="T10">[3] std::variant - cppreference.com [Електронний ресурс]. Режим доступу: </text:span></text:span><text:a xlink:type="simple" xlink:href="https://en.cppreference.com/w/cpp/utility/variant" office:target-frame-name="_top" xlink:show="replace" text:style-name="Internet_20_link" text:visited-style-name="Visited_20_Internet_20_Link"><text:span text:style-name="Выделение"><text:span text:style-name="T10">https://en.cppreference.com/w/cpp/utility/variant</text:span></text:span></text:a><text:span text:style-name="Выделение"><text:span text:style-name="T10">.</text:span></text:span></text:p>
      <text:p text:style-name="P1"><text:span text:style-name="Выделение"><text:span text:style-name="T11"><text:line-break/></text:span></text:span><text:span text:style-name="Выделение"><text:span text:style-name="T3">Implementation of visitor pattern in C++ by using std::variant</text:span></text:span></text:p>
      <text:p text:style-name="P6"/>
      <text:p text:style-name="P1"><text:span text:style-name="Основной_20_шрифт_20_абзаца"><text:span text:style-name="T6">Ruslan </text:span></text:span><text:span text:style-name="Основной_20_шрифт_20_абзаца"><text:span text:style-name="T7">Popov</text:span></text:span><text:span text:style-name="Основной_20_шрифт_20_абзаца"><text:span text:style-name="T8">, Nadiia Karpenko</text:span></text:span></text:p>
      <text:p text:style-name="P7"/>
      <text:p text:style-name="P7">Faculty of Physics, Electronics and Computer Systems, Oles Honchar Dnipro National University, Haharina Ave, 72, Dnipro</text:p>
      <text:p text:style-name="P1"><text:a xlink:type="simple" xlink:href="mailto:popov_ro@ffeks.dnu.edu.ua" office:target-frame-name="_top" xlink:show="replace" text:style-name="Internet_20_link" text:visited-style-name="Visited_20_Internet_20_Link"><text:span text:style-name="Основной_20_шрифт_20_абзаца"><text:span text:style-name="T13">popov_ro</text:span></text:span></text:a><text:a xlink:type="simple" xlink:href="mailto:popov_ro@ffeks.dnu.edu.ua" office:target-frame-name="_top" xlink:show="replace" text:style-name="Internet_20_link" text:visited-style-name="Visited_20_Internet_20_Link"><text:span text:style-name="Основной_20_шрифт_20_абзаца"><text:span text:style-name="T13">@ffeks.dnu.edu.ua</text:span></text:span></text:a></text:p>
      <text:p text:style-name="P8"/>
      <text:p text:style-name="P9"><text:span text:style-name="Основной_20_шрифт_20_абзаца"><text:span text:style-name="T1">In this paper we presented a new way to implement the Visitor pattern in C++ by using the standard container std::variant. We have shown how this method solves the expression problem and simplifies the creation of compilers and interpreters. We compared the classical approach with ours and highlighted all the pros and cons of the new solutio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Звичайний" style:family="paragraph">
      <style:paragraph-properties fo:hyphenation-ladder-count="no-limit"/>
      <style:text-properties fo:hyphenate="tru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Список" style:family="paragraph" style:parent-style-name="Text_20_body">
      <style:paragraph-properties fo:hyphenation-ladder-count="no-limit"/>
      <style:text-properties fo:hyphenate="false" loext:hyphenation-no-caps="false"/>
    </style:style>
    <style:style style:name="Название_20_объекта" style:display-name="Название объекта"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Текст_20_примечания" style:display-name="Текст примечания" style:family="paragraph" style:parent-style-name="Обычный">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loext:hyphenation-no-caps="false"/>
    </style:style>
    <style:style style:name="Текст_20_примітки" style:display-name="Текст примітки" style:family="paragraph" style:parent-style-name="Звичайний">
      <style:paragraph-properties fo:hyphenation-ladder-count="no-limit"/>
      <style:text-properties fo:font-size="10pt" style:font-size-asian="10pt" style:font-name-complex="Mangal" style:font-family-complex="Mangal" style:font-family-generic-complex="roman" style:font-pitch-complex="variable" style:font-size-complex="9pt" fo:hyphenate="true" loext:hyphenation-no-caps="false"/>
    </style:style>
    <style:style style:name="Шрифт_20_абзацу_20_за_20_замовчуванням" style:display-name="Шрифт абзацу за замовчуванням" style:family="text"/>
    <style:style style:name="Основной_20_шрифт_20_абзаца" style:display-name="Основной шрифт абзаца" style:family="text"/>
    <style:style style:name="Выделение"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text-properties fo:font-size="10pt" style:font-size-asian="10pt" style:font-name-complex="Mangal" style:font-family-complex="Mangal" style:font-family-generic-complex="roman" style:font-pitch-complex="variable" style:font-size-complex="9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Текст_20_примітки_20_Знак" style:display-name="Текст примітки Знак" style:family="text" style:parent-style-name="Шрифт_20_абзацу_20_за_20_замовчуванням">
      <style:text-properties fo:font-size="10pt" style:font-size-asian="10pt" style:font-name-complex="Mangal" style:font-family-complex="Mangal" style:font-family-generic-complex="roman" style:font-pitch-complex="variable" style:font-size-complex="9pt"/>
    </style:style>
    <style:style style:name="Знак_20_примітки" style:display-name="Знак примітки" style:family="text" style:parent-style-name="Шрифт_20_абзацу_20_за_20_замовчуванням">
      <style:text-properties fo:font-size="8pt" style:font-size-asian="8pt" style:font-size-complex="8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9846in" fo:margin-bottom="0.9846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04T13:19:00Z</meta:creation-date>
    <dc:date>2023-10-13T20:00:22.294034018</dc:date>
    <meta:editing-cycles>66</meta:editing-cycles>
    <meta:editing-duration>PT6H38M53S</meta:editing-duration>
    <meta:document-statistic meta:table-count="0" meta:image-count="0" meta:object-count="0" meta:page-count="2" meta:paragraph-count="30" meta:word-count="793" meta:character-count="5816" meta:non-whitespace-character-count="5057"/>
    <meta:template xlink:type="simple" xlink:actuate="onRequest" xlink:title="" xlink:href="Normal"/>
  </office:meta>
</office:document-meta>
</file>